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7429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0.91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99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redictions-SS-check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0" table:number-columns-repeated="3" table:default-cell-style-name="ce2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mber Numbe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ating</text:p>
          </table:table-cell>
          <table:table-cell table:style-name="ce1" office:value-type="string" calcext:value-type="string">
            <text:p>5%</text:p>
          </table:table-cell>
          <table:table-cell table:style-name="ce1" office:value-type="string" calcext:value-type="string">
            <text:p>35%</text:p>
          </table:table-cell>
          <table:table-cell office:value-type="string" calcext:value-type="string">
            <text:p>Mean</text:p>
          </table:table-cell>
          <table:table-cell table:style-name="ce1" office:value-type="string" calcext:value-type="string">
            <text:p>65%</text:p>
          </table:table-cell>
          <table:table-cell table:style-name="ce1" office:value-type="string" calcext:value-type="string">
            <text:p>95%</text:p>
          </table:table-cell>
          <table:table-cell office:value-type="string" calcext:value-type="string">
            <text:p>Low Place</text:p>
          </table:table-cell>
          <table:table-cell office:value-type="string" calcext:value-type="string">
            <text:p>Mid Place</text:p>
          </table:table-cell>
          <table:table-cell office:value-type="string" calcext:value-type="string">
            <text:p>High Place</text:p>
          </table:table-cell>
          <table:table-cell office:value-type="string" calcext:value-type="string">
            <text:p>Actual Percent</text:p>
          </table:table-cell>
          <table:table-cell office:value-type="string" calcext:value-type="string">
            <text:p>Actual Place</text:p>
          </table:table-cell>
          <table:table-cell office:value-type="string" calcext:value-type="string">
            <text:p>Ordinal Place</text:p>
          </table:table-cell>
          <table:table-cell office:value-type="string" calcext:value-type="string">
            <text:p>Place Difference</text:p>
          </table:table-cell>
          <table:table-cell office:value-type="string" calcext:value-type="string">
            <text:p>Ordinal Place Diff.</text:p>
          </table:table-cell>
          <table:table-cell office:value-type="string" calcext:value-type="string">
            <text:p>Absolute Err</text:p>
          </table:table-cell>
          <table:table-cell office:value-type="string" calcext:value-type="string">
            <text:p>Percent Difference</text:p>
          </table:table-cell>
          <table:table-cell table:style-name="Default" office:value-type="string" calcext:value-type="string">
            <text:p>Place in Range</text:p>
          </table:table-cell>
          <table:table-cell table:style-name="Default" office:value-type="string" calcext:value-type="string">
            <text:p>Percent in 1SD</text:p>
          </table:table-cell>
          <table:table-cell table:style-name="Default" office:value-type="string" calcext:value-type="string">
            <text:p>Percent in 2SD</text:p>
          </table:table-cell>
          <table:table-cell/>
          <table:table-cell table:style-name="ce3" office:value-type="string" calcext:value-type="string">
            <text:p>Shooter Count</text:p>
          </table:table-cell>
          <table:table-cell table:formula="of:=COUNT([.M2:.M1000])" office:value-type="float" office:value="29" calcext:value-type="float">
            <text:p>29</text:p>
          </table:table-cell>
          <table:table-cell table:formula="of:=ROUND([.Y1]/5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ve Sevigny</text:p>
          </table:table-cell>
          <table:table-cell office:value-type="string" calcext:value-type="string">
            <text:p>TY42164</text:p>
          </table:table-cell>
          <table:table-cell office:value-type="string" calcext:value-type="string">
            <text:p>GM</text:p>
          </table:table-cell>
          <table:table-cell office:value-type="float" office:value="1878" calcext:value-type="float">
            <text:p>1878</text:p>
          </table:table-cell>
          <table:table-cell office:value-type="float" office:value="93.6182115469928" calcext:value-type="float">
            <text:p>93.6182115469928</text:p>
          </table:table-cell>
          <table:table-cell office:value-type="float" office:value="96.3494588530952" calcext:value-type="float">
            <text:p>96.3494588530952</text:p>
          </table:table-cell>
          <table:table-cell office:value-type="float" office:value="98.1880465347002" calcext:value-type="float">
            <text:p>98.1880465347002</text:p>
          </table:table-cell>
          <table:table-cell office:value-type="float" office:value="101.8119534653" calcext:value-type="float">
            <text:p>101.8119534653</text:p>
          </table:table-cell>
          <table:table-cell office:value-type="float" office:value="104.543200771402" calcext:value-type="float">
            <text:p>104.5432007714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5740863362458" calcext:value-type="float">
            <text:p>98.5740863362458</text:p>
          </table:table-cell>
          <table:table-cell office:value-type="float" office:value="2" calcext:value-type="float">
            <text:p>2</text:p>
          </table:table-cell>
          <table:table-cell table:formula="of:=ROW() - 1" office:value-type="float" office:value="1" calcext:value-type="float">
            <text:p>1</text:p>
          </table:table-cell>
          <table:table-cell table:formula="of:=[.K2] - [.N2]" office:value-type="float" office:value="-1" calcext:value-type="float">
            <text:p>-1</text:p>
          </table:table-cell>
          <table:table-cell table:formula="of:=[.O2]-[.N2]" office:value-type="float" office:value="-1" calcext:value-type="float">
            <text:p>-1</text:p>
          </table:table-cell>
          <table:table-cell table:formula="of:=ABS([.Q2])" office:value-type="float" office:value="1" calcext:value-type="float">
            <text:p>1</text:p>
          </table:table-cell>
          <table:table-cell table:formula="of:=[.M2]-[.G2]" office:value-type="float" office:value="0.386039801545522" calcext:value-type="float">
            <text:p>0.386039801545522</text:p>
          </table:table-cell>
          <table:table-cell table:formula="of:=AND([.N2]&lt;=[.J2];[.N2]&gt;=[.L2])" office:value-type="boolean" office:boolean-value="true" calcext:value-type="boolean">
            <text:p>TRUE</text:p>
          </table:table-cell>
          <table:table-cell table:formula="of:=AND([.M2]&gt;=[.F2];[.M2]&lt;=[.H2])" office:value-type="boolean" office:boolean-value="true" calcext:value-type="boolean">
            <text:p>TRUE</text:p>
          </table:table-cell>
          <table:table-cell table:formula="of:=AND([.M2]&gt;=[.E2];[.M2]&lt;=[.I2])" office:value-type="boolean" office:boolean-value="true" calcext:value-type="boolean">
            <text:p>TRUE</text:p>
          </table:table-cell>
          <table:table-cell/>
          <table:table-cell table:style-name="ce3" office:value-type="string" calcext:value-type="string">
            <text:p>Place Accuracy</text:p>
          </table:table-cell>
          <table:table-cell table:style-name="ce4" table:formula="of:=COUNTIF([.T2:.T1000]; TRUE()) / [.Y$1]" office:value-type="percentage" office:value="0.689655172413793" calcext:value-type="percentage">
            <text:p>68.97%</text:p>
          </table:table-cell>
          <table:table-cell/>
        </table:table-row>
        <table:table-row table:style-name="ro1">
          <table:table-cell office:value-type="string" calcext:value-type="string">
            <text:p>John Vlieger</text:p>
          </table:table-cell>
          <table:table-cell office:value-type="string" calcext:value-type="string">
            <text:p>TY79695</text:p>
          </table:table-cell>
          <table:table-cell office:value-type="string" calcext:value-type="string">
            <text:p>GM</text:p>
          </table:table-cell>
          <table:table-cell office:value-type="float" office:value="1817" calcext:value-type="float">
            <text:p>1817</text:p>
          </table:table-cell>
          <table:table-cell office:value-type="float" office:value="90.7456333045027" calcext:value-type="float">
            <text:p>90.7456333045027</text:p>
          </table:table-cell>
          <table:table-cell office:value-type="float" office:value="93.1704331717157" calcext:value-type="float">
            <text:p>93.1704331717157</text:p>
          </table:table-cell>
          <table:table-cell office:value-type="float" office:value="95.3538080531149" calcext:value-type="float">
            <text:p>95.3538080531149</text:p>
          </table:table-cell>
          <table:table-cell office:value-type="float" office:value="98.0200329061418" calcext:value-type="float">
            <text:p>98.0200329061418</text:p>
          </table:table-cell>
          <table:table-cell office:value-type="float" office:value="100.444832773355" calcext:value-type="float">
            <text:p>100.4448327733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ROW() - 1" office:value-type="float" office:value="2" calcext:value-type="float">
            <text:p>2</text:p>
          </table:table-cell>
          <table:table-cell table:formula="of:=[.K3] - [.N3]" office:value-type="float" office:value="1" calcext:value-type="float">
            <text:p>1</text:p>
          </table:table-cell>
          <table:table-cell table:formula="of:=[.O3]-[.N3]" office:value-type="float" office:value="1" calcext:value-type="float">
            <text:p>1</text:p>
          </table:table-cell>
          <table:table-cell table:formula="of:=ABS([.Q3])" office:value-type="float" office:value="1" calcext:value-type="float">
            <text:p>1</text:p>
          </table:table-cell>
          <table:table-cell table:formula="of:=[.M3]-[.G3]" office:value-type="float" office:value="4.64619194688514" calcext:value-type="float">
            <text:p>4.64619194688514</text:p>
          </table:table-cell>
          <table:table-cell table:formula="of:=AND([.N3]&lt;=[.J3];[.N3]&gt;=[.L3])" office:value-type="boolean" office:boolean-value="true" calcext:value-type="boolean">
            <text:p>TRUE</text:p>
          </table:table-cell>
          <table:table-cell table:formula="of:=AND([.M3]&gt;=[.F3];[.M3]&lt;=[.H3])" office:value-type="boolean" office:boolean-value="false" calcext:value-type="boolean">
            <text:p>FALSE</text:p>
          </table:table-cell>
          <table:table-cell table:formula="of:=AND([.M3]&gt;=[.E3];[.M3]&lt;=[.I3])" office:value-type="boolean" office:boolean-value="true" calcext:value-type="boolean">
            <text:p>TRUE</text:p>
          </table:table-cell>
          <table:table-cell/>
          <table:table-cell table:style-name="ce3" office:value-type="string" calcext:value-type="string">
            <text:p>Top 10% Place Accuracy</text:p>
          </table:table-cell>
          <table:table-cell table:style-name="ce4" table:formula="of:=COUNTIF(INDIRECT(&quot;T2:T&quot;&amp;[.Z$1]); TRUE()) / [.Z$1]" office:value-type="percentage" office:value="0.666666666666667" calcext:value-type="percentage">
            <text:p>66.67%</text:p>
          </table:table-cell>
          <table:table-cell/>
        </table:table-row>
        <table:table-row table:style-name="ro1">
          <table:table-cell office:value-type="string" calcext:value-type="string">
            <text:p>James Mcginty</text:p>
          </table:table-cell>
          <table:table-cell office:value-type="string" calcext:value-type="string">
            <text:p>L4733</text:p>
          </table:table-cell>
          <table:table-cell office:value-type="string" calcext:value-type="string">
            <text:p>M</text:p>
          </table:table-cell>
          <table:table-cell office:value-type="float" office:value="1827" calcext:value-type="float">
            <text:p>1827</text:p>
          </table:table-cell>
          <table:table-cell office:value-type="float" office:value="89.8851535404494" calcext:value-type="float">
            <text:p>89.8851535404494</text:p>
          </table:table-cell>
          <table:table-cell office:value-type="float" office:value="93.2212919171022" calcext:value-type="float">
            <text:p>93.2212919171022</text:p>
          </table:table-cell>
          <table:table-cell office:value-type="float" office:value="96.1421394191573" calcext:value-type="float">
            <text:p>96.1421394191573</text:p>
          </table:table-cell>
          <table:table-cell office:value-type="float" office:value="99.8935686704078" calcext:value-type="float">
            <text:p>99.8935686704078</text:p>
          </table:table-cell>
          <table:table-cell office:value-type="float" office:value="103.229707047061" calcext:value-type="float">
            <text:p>103.22970704706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.7979795095802" calcext:value-type="float">
            <text:p>93.7979795095802</text:p>
          </table:table-cell>
          <table:table-cell office:value-type="float" office:value="3" calcext:value-type="float">
            <text:p>3</text:p>
          </table:table-cell>
          <table:table-cell table:formula="of:=ROW() - 1" office:value-type="float" office:value="3" calcext:value-type="float">
            <text:p>3</text:p>
          </table:table-cell>
          <table:table-cell table:formula="of:=[.K4] - [.N4]" office:value-type="float" office:value="-1" calcext:value-type="float">
            <text:p>-1</text:p>
          </table:table-cell>
          <table:table-cell table:formula="of:=[.O4]-[.N4]" office:value-type="float" office:value="0" calcext:value-type="float">
            <text:p>0</text:p>
          </table:table-cell>
          <table:table-cell table:formula="of:=ABS([.Q4])" office:value-type="float" office:value="0" calcext:value-type="float">
            <text:p>0</text:p>
          </table:table-cell>
          <table:table-cell table:formula="of:=[.M4]-[.G4]" office:value-type="float" office:value="-2.34415990957706" calcext:value-type="float">
            <text:p>-2.34415990957706</text:p>
          </table:table-cell>
          <table:table-cell table:formula="of:=AND([.N4]&lt;=[.J4];[.N4]&gt;=[.L4])" office:value-type="boolean" office:boolean-value="true" calcext:value-type="boolean">
            <text:p>TRUE</text:p>
          </table:table-cell>
          <table:table-cell table:formula="of:=AND([.M4]&gt;=[.F4];[.M4]&lt;=[.H4])" office:value-type="boolean" office:boolean-value="true" calcext:value-type="boolean">
            <text:p>TRUE</text:p>
          </table:table-cell>
          <table:table-cell table:formula="of:=AND([.M4]&gt;=[.E4];[.M4]&lt;=[.I4])" office:value-type="boolean" office:boolean-value="true" calcext:value-type="boolean">
            <text:p>TRUE</text:p>
          </table:table-cell>
          <table:table-cell/>
          <table:table-cell table:style-name="ce3" office:value-type="string" calcext:value-type="string">
            <text:p>Percent Accuracy</text:p>
          </table:table-cell>
          <table:table-cell table:style-name="ce4" table:formula="of:=COUNTIF([.U2:.U1000]; TRUE()) / [.Y$1]" office:value-type="percentage" office:value="0.448275862068966" calcext:value-type="percentage">
            <text:p>44.83%</text:p>
          </table:table-cell>
          <table:table-cell table:style-name="ce4" table:formula="of:=COUNTIF([.V2:.V1000]; TRUE()) / [.Y$1]" office:value-type="percentage" office:value="0.862068965517241" calcext:value-type="percentage">
            <text:p>86.21%</text:p>
          </table:table-cell>
        </table:table-row>
        <table:table-row table:style-name="ro1">
          <table:table-cell office:value-type="string" calcext:value-type="string">
            <text:p>Jeff Cawthon</text:p>
          </table:table-cell>
          <table:table-cell office:value-type="string" calcext:value-type="string">
            <text:p>A95169</text:p>
          </table:table-cell>
          <table:table-cell office:value-type="string" calcext:value-type="string">
            <text:p>GM</text:p>
          </table:table-cell>
          <table:table-cell office:value-type="float" office:value="1827" calcext:value-type="float">
            <text:p>1827</text:p>
          </table:table-cell>
          <table:table-cell office:value-type="float" office:value="89.7338691949234" calcext:value-type="float">
            <text:p>89.7338691949234</text:p>
          </table:table-cell>
          <table:table-cell office:value-type="float" office:value="92.7990209772902" calcext:value-type="float">
            <text:p>92.7990209772902</text:p>
          </table:table-cell>
          <table:table-cell office:value-type="float" office:value="96.049937482207" calcext:value-type="float">
            <text:p>96.049937482207</text:p>
          </table:table-cell>
          <table:table-cell office:value-type="float" office:value="98.9293245420238" calcext:value-type="float">
            <text:p>98.9293245420238</text:p>
          </table:table-cell>
          <table:table-cell office:value-type="float" office:value="101.994476324391" calcext:value-type="float">
            <text:p>101.99447632439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9.8263253678554" calcext:value-type="float">
            <text:p>89.8263253678554</text:p>
          </table:table-cell>
          <table:table-cell office:value-type="float" office:value="8" calcext:value-type="float">
            <text:p>8</text:p>
          </table:table-cell>
          <table:table-cell table:formula="of:=ROW() - 1" office:value-type="float" office:value="4" calcext:value-type="float">
            <text:p>4</text:p>
          </table:table-cell>
          <table:table-cell table:formula="of:=[.K5] - [.N5]" office:value-type="float" office:value="-6" calcext:value-type="float">
            <text:p>-6</text:p>
          </table:table-cell>
          <table:table-cell table:formula="of:=[.O5]-[.N5]" office:value-type="float" office:value="-4" calcext:value-type="float">
            <text:p>-4</text:p>
          </table:table-cell>
          <table:table-cell table:formula="of:=ABS([.Q5])" office:value-type="float" office:value="4" calcext:value-type="float">
            <text:p>4</text:p>
          </table:table-cell>
          <table:table-cell table:formula="of:=[.M5]-[.G5]" office:value-type="float" office:value="-6.22361211435157" calcext:value-type="float">
            <text:p>-6.22361211435157</text:p>
          </table:table-cell>
          <table:table-cell table:formula="of:=AND([.N5]&lt;=[.J5];[.N5]&gt;=[.L5])" office:value-type="boolean" office:boolean-value="false" calcext:value-type="boolean">
            <text:p>FALSE</text:p>
          </table:table-cell>
          <table:table-cell table:formula="of:=AND([.M5]&gt;=[.F5];[.M5]&lt;=[.H5])" office:value-type="boolean" office:boolean-value="false" calcext:value-type="boolean">
            <text:p>FALSE</text:p>
          </table:table-cell>
          <table:table-cell table:formula="of:=AND([.M5]&gt;=[.E5];[.M5]&lt;=[.I5])" office:value-type="boolean" office:boolean-value="true" calcext:value-type="boolean">
            <text:p>TRUE</text:p>
          </table:table-cell>
          <table:table-cell/>
          <table:table-cell table:style-name="ce3" office:value-type="string" calcext:value-type="string">
            <text:p>Top 10% Percent Accuracy</text:p>
          </table:table-cell>
          <table:table-cell table:style-name="ce4" table:formula="of:=COUNTIF(INDIRECT(&quot;U2:U&quot;&amp;[.Z$1]); TRUE()) / [.Z$1]" office:value-type="percentage" office:value="0.5" calcext:value-type="percentage">
            <text:p>50.00%</text:p>
          </table:table-cell>
          <table:table-cell table:style-name="ce4" table:formula="of:=COUNTIF(INDIRECT(&quot;V2:V&quot;&amp;[.Z$1]); TRUE()) / [.Z$1]" office:value-type="percentage" office:value="0.833333333333333" calcext:value-type="percentage">
            <text:p>83.33%</text:p>
          </table:table-cell>
        </table:table-row>
        <table:table-row table:style-name="ro1">
          <table:table-cell office:value-type="string" calcext:value-type="string">
            <text:p>Tim Herron</text:p>
          </table:table-cell>
          <table:table-cell office:value-type="string" calcext:value-type="string">
            <text:p>L5172</text:p>
          </table:table-cell>
          <table:table-cell office:value-type="string" calcext:value-type="string">
            <text:p>GM</text:p>
          </table:table-cell>
          <table:table-cell office:value-type="float" office:value="1763" calcext:value-type="float">
            <text:p>1763</text:p>
          </table:table-cell>
          <table:table-cell office:value-type="float" office:value="85.7284398399309" calcext:value-type="float">
            <text:p>85.7284398399309</text:p>
          </table:table-cell>
          <table:table-cell office:value-type="float" office:value="89.4288079556976" calcext:value-type="float">
            <text:p>89.4288079556976</text:p>
          </table:table-cell>
          <table:table-cell office:value-type="float" office:value="93.2614612304502" calcext:value-type="float">
            <text:p>93.2614612304502</text:p>
          </table:table-cell>
          <table:table-cell office:value-type="float" office:value="96.829544187231" calcext:value-type="float">
            <text:p>96.829544187231</text:p>
          </table:table-cell>
          <table:table-cell office:value-type="float" office:value="100.529912302998" calcext:value-type="float">
            <text:p>100.52991230299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1.1456974427762" calcext:value-type="float">
            <text:p>91.1456974427762</text:p>
          </table:table-cell>
          <table:table-cell office:value-type="float" office:value="6" calcext:value-type="float">
            <text:p>6</text:p>
          </table:table-cell>
          <table:table-cell table:formula="of:=ROW() - 1" office:value-type="float" office:value="5" calcext:value-type="float">
            <text:p>5</text:p>
          </table:table-cell>
          <table:table-cell table:formula="of:=[.K6] - [.N6]" office:value-type="float" office:value="-1" calcext:value-type="float">
            <text:p>-1</text:p>
          </table:table-cell>
          <table:table-cell table:formula="of:=[.O6]-[.N6]" office:value-type="float" office:value="-1" calcext:value-type="float">
            <text:p>-1</text:p>
          </table:table-cell>
          <table:table-cell table:formula="of:=ABS([.Q6])" office:value-type="float" office:value="1" calcext:value-type="float">
            <text:p>1</text:p>
          </table:table-cell>
          <table:table-cell table:formula="of:=[.M6]-[.G6]" office:value-type="float" office:value="-2.11576378767394" calcext:value-type="float">
            <text:p>-2.11576378767394</text:p>
          </table:table-cell>
          <table:table-cell table:formula="of:=AND([.N6]&lt;=[.J6];[.N6]&gt;=[.L6])" office:value-type="boolean" office:boolean-value="true" calcext:value-type="boolean">
            <text:p>TRUE</text:p>
          </table:table-cell>
          <table:table-cell table:formula="of:=AND([.M6]&gt;=[.F6];[.M6]&lt;=[.H6])" office:value-type="boolean" office:boolean-value="true" calcext:value-type="boolean">
            <text:p>TRUE</text:p>
          </table:table-cell>
          <table:table-cell table:formula="of:=AND([.M6]&gt;=[.E6];[.M6]&lt;=[.I6])" office:value-type="boolean" office:boolean-value="true" calcext:value-type="boolean">
            <text:p>TRUE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Henning Wallgren</text:p>
          </table:table-cell>
          <table:table-cell office:value-type="string" calcext:value-type="string">
            <text:p>A25335</text:p>
          </table:table-cell>
          <table:table-cell office:value-type="string" calcext:value-type="string">
            <text:p>M</text:p>
          </table:table-cell>
          <table:table-cell office:value-type="float" office:value="1738" calcext:value-type="float">
            <text:p>1738</text:p>
          </table:table-cell>
          <table:table-cell office:value-type="float" office:value="85.2401759462105" calcext:value-type="float">
            <text:p>85.2401759462105</text:p>
          </table:table-cell>
          <table:table-cell office:value-type="float" office:value="88.8939900411366" calcext:value-type="float">
            <text:p>88.8939900411366</text:p>
          </table:table-cell>
          <table:table-cell office:value-type="float" office:value="92.0413584815887" calcext:value-type="float">
            <text:p>92.0413584815887</text:p>
          </table:table-cell>
          <table:table-cell office:value-type="float" office:value="96.2016182309888" calcext:value-type="float">
            <text:p>96.2016182309888</text:p>
          </table:table-cell>
          <table:table-cell office:value-type="float" office:value="99.8554323259149" calcext:value-type="float">
            <text:p>99.855432325914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3.3961742125535" calcext:value-type="float">
            <text:p>93.3961742125535</text:p>
          </table:table-cell>
          <table:table-cell office:value-type="float" office:value="4" calcext:value-type="float">
            <text:p>4</text:p>
          </table:table-cell>
          <table:table-cell table:formula="of:=ROW() - 1" office:value-type="float" office:value="6" calcext:value-type="float">
            <text:p>6</text:p>
          </table:table-cell>
          <table:table-cell table:formula="of:=[.K7] - [.N7]" office:value-type="float" office:value="1" calcext:value-type="float">
            <text:p>1</text:p>
          </table:table-cell>
          <table:table-cell table:formula="of:=[.O7]-[.N7]" office:value-type="float" office:value="2" calcext:value-type="float">
            <text:p>2</text:p>
          </table:table-cell>
          <table:table-cell table:formula="of:=ABS([.Q7])" office:value-type="float" office:value="2" calcext:value-type="float">
            <text:p>2</text:p>
          </table:table-cell>
          <table:table-cell table:formula="of:=[.M7]-[.G7]" office:value-type="float" office:value="1.35481573096489" calcext:value-type="float">
            <text:p>1.35481573096489</text:p>
          </table:table-cell>
          <table:table-cell table:formula="of:=AND([.N7]&lt;=[.J7];[.N7]&gt;=[.L7])" office:value-type="boolean" office:boolean-value="true" calcext:value-type="boolean">
            <text:p>TRUE</text:p>
          </table:table-cell>
          <table:table-cell table:formula="of:=AND([.M7]&gt;=[.F7];[.M7]&lt;=[.H7])" office:value-type="boolean" office:boolean-value="true" calcext:value-type="boolean">
            <text:p>TRUE</text:p>
          </table:table-cell>
          <table:table-cell table:formula="of:=AND([.M7]&gt;=[.E7];[.M7]&lt;=[.I7])" office:value-type="boolean" office:boolean-value="true" calcext:value-type="boolean">
            <text:p>TRUE</text:p>
          </table:table-cell>
          <table:table-cell/>
          <table:table-cell table:formula="of:=AVERAGE([.R2:.R1000])" office:value-type="float" office:value="1.96551724137931" calcext:value-type="float">
            <text:p>1.96551724137931</text:p>
          </table:table-cell>
          <table:table-cell table:style-name="ce4" table:formula="of:=[.X7]/[.Y1]" office:value-type="percentage" office:value="0.0677764565992866" calcext:value-type="percentage">
            <text:p>6.78%</text:p>
          </table:table-cell>
          <table:table-cell/>
        </table:table-row>
        <table:table-row table:style-name="ro1">
          <table:table-cell office:value-type="string" calcext:value-type="string">
            <text:p>Jeremy Reid</text:p>
          </table:table-cell>
          <table:table-cell office:value-type="string" calcext:value-type="string">
            <text:p>A69716</text:p>
          </table:table-cell>
          <table:table-cell office:value-type="string" calcext:value-type="string">
            <text:p>GM</text:p>
          </table:table-cell>
          <table:table-cell office:value-type="float" office:value="1733" calcext:value-type="float">
            <text:p>1733</text:p>
          </table:table-cell>
          <table:table-cell office:value-type="float" office:value="84.5092206770773" calcext:value-type="float">
            <text:p>84.5092206770773</text:p>
          </table:table-cell>
          <table:table-cell office:value-type="float" office:value="87.9819460096296" calcext:value-type="float">
            <text:p>87.9819460096296</text:p>
          </table:table-cell>
          <table:table-cell office:value-type="float" office:value="91.5403021964737" calcext:value-type="float">
            <text:p>91.5403021964737</text:p>
          </table:table-cell>
          <table:table-cell office:value-type="float" office:value="94.9273966747342" calcext:value-type="float">
            <text:p>94.9273966747342</text:p>
          </table:table-cell>
          <table:table-cell office:value-type="float" office:value="98.4001220072865" calcext:value-type="float">
            <text:p>98.40012200728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1.128479628347" calcext:value-type="float">
            <text:p>91.128479628347</text:p>
          </table:table-cell>
          <table:table-cell office:value-type="float" office:value="7" calcext:value-type="float">
            <text:p>7</text:p>
          </table:table-cell>
          <table:table-cell table:formula="of:=ROW() - 1" office:value-type="float" office:value="7" calcext:value-type="float">
            <text:p>7</text:p>
          </table:table-cell>
          <table:table-cell table:formula="of:=[.K8] - [.N8]" office:value-type="float" office:value="-2" calcext:value-type="float">
            <text:p>-2</text:p>
          </table:table-cell>
          <table:table-cell table:formula="of:=[.O8]-[.N8]" office:value-type="float" office:value="0" calcext:value-type="float">
            <text:p>0</text:p>
          </table:table-cell>
          <table:table-cell table:formula="of:=ABS([.Q8])" office:value-type="float" office:value="0" calcext:value-type="float">
            <text:p>0</text:p>
          </table:table-cell>
          <table:table-cell table:formula="of:=[.M8]-[.G8]" office:value-type="float" office:value="-0.411822568126667" calcext:value-type="float">
            <text:p>-0.411822568126667</text:p>
          </table:table-cell>
          <table:table-cell table:formula="of:=AND([.N8]&lt;=[.J8];[.N8]&gt;=[.L8])" office:value-type="boolean" office:boolean-value="true" calcext:value-type="boolean">
            <text:p>TRUE</text:p>
          </table:table-cell>
          <table:table-cell table:formula="of:=AND([.M8]&gt;=[.F8];[.M8]&lt;=[.H8])" office:value-type="boolean" office:boolean-value="true" calcext:value-type="boolean">
            <text:p>TRUE</text:p>
          </table:table-cell>
          <table:table-cell table:formula="of:=AND([.M8]&gt;=[.E8];[.M8]&lt;=[.I8])" office:value-type="boolean" office:boolean-value="true" calcext:value-type="boolean">
            <text:p>TRUE</text:p>
          </table:table-cell>
          <table:table-cell/>
          <table:table-cell table:formula="of:=AVERAGE(INDIRECT(&quot;R2:R&quot;&amp;[.Z$1]))" office:value-type="float" office:value="1.4" calcext:value-type="float">
            <text:p>1.4</text:p>
          </table:table-cell>
          <table:table-cell table:style-name="ce4" table:formula="of:=[.X8]/[.Z1]" office:value-type="percentage" office:value="0.233333333333333" calcext:value-type="percentage">
            <text:p>23.33%</text:p>
          </table:table-cell>
          <table:table-cell/>
        </table:table-row>
        <table:table-row table:style-name="ro1">
          <table:table-cell office:value-type="string" calcext:value-type="string">
            <text:p>Paul Clark jr</text:p>
          </table:table-cell>
          <table:table-cell office:value-type="string" calcext:value-type="string">
            <text:p>L4730</text:p>
          </table:table-cell>
          <table:table-cell office:value-type="string" calcext:value-type="string">
            <text:p>M</text:p>
          </table:table-cell>
          <table:table-cell office:value-type="float" office:value="1723" calcext:value-type="float">
            <text:p>1723</text:p>
          </table:table-cell>
          <table:table-cell office:value-type="float" office:value="84.3858902849648" calcext:value-type="float">
            <text:p>84.3858902849648</text:p>
          </table:table-cell>
          <table:table-cell office:value-type="float" office:value="87.8375505467689" calcext:value-type="float">
            <text:p>87.8375505467689</text:p>
          </table:table-cell>
          <table:table-cell office:value-type="float" office:value="91.1508205927679" calcext:value-type="float">
            <text:p>91.1508205927679</text:p>
          </table:table-cell>
          <table:table-cell office:value-type="float" office:value="94.740871070377" calcext:value-type="float">
            <text:p>94.740871070377</text:p>
          </table:table-cell>
          <table:table-cell office:value-type="float" office:value="98.1925313321811" calcext:value-type="float">
            <text:p>98.19253133218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7.4045551734615" calcext:value-type="float">
            <text:p>87.4045551734615</text:p>
          </table:table-cell>
          <table:table-cell office:value-type="float" office:value="10" calcext:value-type="float">
            <text:p>10</text:p>
          </table:table-cell>
          <table:table-cell table:formula="of:=ROW() - 1" office:value-type="float" office:value="8" calcext:value-type="float">
            <text:p>8</text:p>
          </table:table-cell>
          <table:table-cell table:formula="of:=[.K9] - [.N9]" office:value-type="float" office:value="-4" calcext:value-type="float">
            <text:p>-4</text:p>
          </table:table-cell>
          <table:table-cell table:formula="of:=[.O9]-[.N9]" office:value-type="float" office:value="-2" calcext:value-type="float">
            <text:p>-2</text:p>
          </table:table-cell>
          <table:table-cell table:formula="of:=ABS([.Q9])" office:value-type="float" office:value="2" calcext:value-type="float">
            <text:p>2</text:p>
          </table:table-cell>
          <table:table-cell table:formula="of:=[.M9]-[.G9]" office:value-type="float" office:value="-3.74626541930643" calcext:value-type="float">
            <text:p>-3.74626541930643</text:p>
          </table:table-cell>
          <table:table-cell table:formula="of:=AND([.N9]&lt;=[.J9];[.N9]&gt;=[.L9])" office:value-type="boolean" office:boolean-value="true" calcext:value-type="boolean">
            <text:p>TRUE</text:p>
          </table:table-cell>
          <table:table-cell table:formula="of:=AND([.M9]&gt;=[.F9];[.M9]&lt;=[.H9])" office:value-type="boolean" office:boolean-value="false" calcext:value-type="boolean">
            <text:p>FALSE</text:p>
          </table:table-cell>
          <table:table-cell table:formula="of:=AND([.M9]&gt;=[.E9];[.M9]&lt;=[.I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lise Williams</text:p>
          </table:table-cell>
          <table:table-cell office:value-type="string" calcext:value-type="string">
            <text:p>A84409</text:p>
          </table:table-cell>
          <table:table-cell office:value-type="string" calcext:value-type="string">
            <text:p>M</text:p>
          </table:table-cell>
          <table:table-cell office:value-type="float" office:value="1666" calcext:value-type="float">
            <text:p>1666</text:p>
          </table:table-cell>
          <table:table-cell office:value-type="float" office:value="81.5691910529935" calcext:value-type="float">
            <text:p>81.5691910529935</text:p>
          </table:table-cell>
          <table:table-cell office:value-type="float" office:value="84.7953341992155" calcext:value-type="float">
            <text:p>84.7953341992155</text:p>
          </table:table-cell>
          <table:table-cell office:value-type="float" office:value="87.9821506159872" calcext:value-type="float">
            <text:p>87.9821506159872</text:p>
          </table:table-cell>
          <table:table-cell office:value-type="float" office:value="91.2476204916595" calcext:value-type="float">
            <text:p>91.2476204916595</text:p>
          </table:table-cell>
          <table:table-cell office:value-type="float" office:value="94.4737636378815" calcext:value-type="float">
            <text:p>94.47376363788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3.0762839846662" calcext:value-type="float">
            <text:p>93.0762839846662</text:p>
          </table:table-cell>
          <table:table-cell office:value-type="float" office:value="5" calcext:value-type="float">
            <text:p>5</text:p>
          </table:table-cell>
          <table:table-cell table:formula="of:=ROW() - 1" office:value-type="float" office:value="9" calcext:value-type="float">
            <text:p>9</text:p>
          </table:table-cell>
          <table:table-cell table:formula="of:=[.K10] - [.N10]" office:value-type="float" office:value="4" calcext:value-type="float">
            <text:p>4</text:p>
          </table:table-cell>
          <table:table-cell table:formula="of:=[.O10]-[.N10]" office:value-type="float" office:value="4" calcext:value-type="float">
            <text:p>4</text:p>
          </table:table-cell>
          <table:table-cell table:formula="of:=ABS([.Q10])" office:value-type="float" office:value="4" calcext:value-type="float">
            <text:p>4</text:p>
          </table:table-cell>
          <table:table-cell table:formula="of:=[.M10]-[.G10]" office:value-type="float" office:value="5.09413336867897" calcext:value-type="float">
            <text:p>5.09413336867897</text:p>
          </table:table-cell>
          <table:table-cell table:formula="of:=AND([.N10]&lt;=[.J10];[.N10]&gt;=[.L10])" office:value-type="boolean" office:boolean-value="false" calcext:value-type="boolean">
            <text:p>FALSE</text:p>
          </table:table-cell>
          <table:table-cell table:formula="of:=AND([.M10]&gt;=[.F10];[.M10]&lt;=[.H10])" office:value-type="boolean" office:boolean-value="false" calcext:value-type="boolean">
            <text:p>FALSE</text:p>
          </table:table-cell>
          <table:table-cell table:formula="of:=AND([.M10]&gt;=[.E10];[.M10]&lt;=[.I1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 Mcclain</text:p>
          </table:table-cell>
          <table:table-cell office:value-type="string" calcext:value-type="string">
            <text:p>FY60102</text:p>
          </table:table-cell>
          <table:table-cell office:value-type="string" calcext:value-type="string">
            <text:p>GM</text:p>
          </table:table-cell>
          <table:table-cell office:value-type="float" office:value="1677" calcext:value-type="float">
            <text:p>1677</text:p>
          </table:table-cell>
          <table:table-cell office:value-type="float" office:value="80.9203466884235" calcext:value-type="float">
            <text:p>80.9203466884235</text:p>
          </table:table-cell>
          <table:table-cell office:value-type="float" office:value="84.783674057767" calcext:value-type="float">
            <text:p>84.783674057767</text:p>
          </table:table-cell>
          <table:table-cell office:value-type="float" office:value="88.7513748796748" calcext:value-type="float">
            <text:p>88.7513748796748</text:p>
          </table:table-cell>
          <table:table-cell office:value-type="float" office:value="92.5103287964539" calcext:value-type="float">
            <text:p>92.5103287964539</text:p>
          </table:table-cell>
          <table:table-cell office:value-type="float" office:value="96.3736561657973" calcext:value-type="float">
            <text:p>96.373656165797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9.0788009842113" calcext:value-type="float">
            <text:p>89.0788009842113</text:p>
          </table:table-cell>
          <table:table-cell office:value-type="float" office:value="9" calcext:value-type="float">
            <text:p>9</text:p>
          </table:table-cell>
          <table:table-cell table:formula="of:=ROW() - 1" office:value-type="float" office:value="10" calcext:value-type="float">
            <text:p>10</text:p>
          </table:table-cell>
          <table:table-cell table:formula="of:=[.K11] - [.N11]" office:value-type="float" office:value="0" calcext:value-type="float">
            <text:p>0</text:p>
          </table:table-cell>
          <table:table-cell table:formula="of:=[.O11]-[.N11]" office:value-type="float" office:value="1" calcext:value-type="float">
            <text:p>1</text:p>
          </table:table-cell>
          <table:table-cell table:formula="of:=ABS([.Q11])" office:value-type="float" office:value="1" calcext:value-type="float">
            <text:p>1</text:p>
          </table:table-cell>
          <table:table-cell table:formula="of:=[.M11]-[.G11]" office:value-type="float" office:value="0.327426104536542" calcext:value-type="float">
            <text:p>0.327426104536542</text:p>
          </table:table-cell>
          <table:table-cell table:formula="of:=AND([.N11]&lt;=[.J11];[.N11]&gt;=[.L11])" office:value-type="boolean" office:boolean-value="true" calcext:value-type="boolean">
            <text:p>TRUE</text:p>
          </table:table-cell>
          <table:table-cell table:formula="of:=AND([.M11]&gt;=[.F11];[.M11]&lt;=[.H11])" office:value-type="boolean" office:boolean-value="true" calcext:value-type="boolean">
            <text:p>TRUE</text:p>
          </table:table-cell>
          <table:table-cell table:formula="of:=AND([.M11]&gt;=[.E11];[.M11]&lt;=[.I11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dy Hardin</text:p>
          </table:table-cell>
          <table:table-cell office:value-type="string" calcext:value-type="string">
            <text:p>A97514</text:p>
          </table:table-cell>
          <table:table-cell office:value-type="string" calcext:value-type="string">
            <text:p>GM</text:p>
          </table:table-cell>
          <table:table-cell office:value-type="float" office:value="1544" calcext:value-type="float">
            <text:p>1544</text:p>
          </table:table-cell>
          <table:table-cell office:value-type="float" office:value="72.3919895148137" calcext:value-type="float">
            <text:p>72.3919895148137</text:p>
          </table:table-cell>
          <table:table-cell office:value-type="float" office:value="76.9750744369067" calcext:value-type="float">
            <text:p>76.9750744369067</text:p>
          </table:table-cell>
          <table:table-cell office:value-type="float" office:value="81.5908059789476" calcext:value-type="float">
            <text:p>81.5908059789476</text:p>
          </table:table-cell>
          <table:table-cell office:value-type="float" office:value="86.1412442810926" calcext:value-type="float">
            <text:p>86.1412442810926</text:p>
          </table:table-cell>
          <table:table-cell office:value-type="float" office:value="90.7243292031855" calcext:value-type="float">
            <text:p>90.724329203185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6.5637744897909" calcext:value-type="float">
            <text:p>86.5637744897909</text:p>
          </table:table-cell>
          <table:table-cell office:value-type="float" office:value="11" calcext:value-type="float">
            <text:p>11</text:p>
          </table:table-cell>
          <table:table-cell table:formula="of:=ROW() - 1" office:value-type="float" office:value="11" calcext:value-type="float">
            <text:p>11</text:p>
          </table:table-cell>
          <table:table-cell table:formula="of:=[.K12] - [.N12]" office:value-type="float" office:value="0" calcext:value-type="float">
            <text:p>0</text:p>
          </table:table-cell>
          <table:table-cell table:formula="of:=[.O12]-[.N12]" office:value-type="float" office:value="0" calcext:value-type="float">
            <text:p>0</text:p>
          </table:table-cell>
          <table:table-cell table:formula="of:=ABS([.Q12])" office:value-type="float" office:value="0" calcext:value-type="float">
            <text:p>0</text:p>
          </table:table-cell>
          <table:table-cell table:formula="of:=[.M12]-[.G12]" office:value-type="float" office:value="4.97296851084327" calcext:value-type="float">
            <text:p>4.97296851084327</text:p>
          </table:table-cell>
          <table:table-cell table:formula="of:=AND([.N12]&lt;=[.J12];[.N12]&gt;=[.L12])" office:value-type="boolean" office:boolean-value="true" calcext:value-type="boolean">
            <text:p>TRUE</text:p>
          </table:table-cell>
          <table:table-cell table:formula="of:=AND([.M12]&gt;=[.F12];[.M12]&lt;=[.H12])" office:value-type="boolean" office:boolean-value="false" calcext:value-type="boolean">
            <text:p>FALSE</text:p>
          </table:table-cell>
          <table:table-cell table:formula="of:=AND([.M12]&gt;=[.E12];[.M12]&lt;=[.I1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nt Eichler</text:p>
          </table:table-cell>
          <table:table-cell office:value-type="string" calcext:value-type="string">
            <text:p>TY132332</text:p>
          </table:table-cell>
          <table:table-cell office:value-type="string" calcext:value-type="string">
            <text:p>A</text:p>
          </table:table-cell>
          <table:table-cell office:value-type="float" office:value="1488" calcext:value-type="float">
            <text:p>1488</text:p>
          </table:table-cell>
          <table:table-cell office:value-type="float" office:value="70.2282172687279" calcext:value-type="float">
            <text:p>70.2282172687279</text:p>
          </table:table-cell>
          <table:table-cell office:value-type="float" office:value="74.6201920829402" calcext:value-type="float">
            <text:p>74.6201920829402</text:p>
          </table:table-cell>
          <table:table-cell office:value-type="float" office:value="78.6983431843439" calcext:value-type="float">
            <text:p>78.6983431843439</text:p>
          </table:table-cell>
          <table:table-cell office:value-type="float" office:value="83.4041417113648" calcext:value-type="float">
            <text:p>83.4041417113648</text:p>
          </table:table-cell>
          <table:table-cell office:value-type="float" office:value="87.7961165255772" calcext:value-type="float">
            <text:p>87.796116525577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0.371564583058" calcext:value-type="float">
            <text:p>80.371564583058</text:p>
          </table:table-cell>
          <table:table-cell office:value-type="float" office:value="15" calcext:value-type="float">
            <text:p>15</text:p>
          </table:table-cell>
          <table:table-cell table:formula="of:=ROW() - 1" office:value-type="float" office:value="12" calcext:value-type="float">
            <text:p>12</text:p>
          </table:table-cell>
          <table:table-cell table:formula="of:=[.K13] - [.N13]" office:value-type="float" office:value="-3" calcext:value-type="float">
            <text:p>-3</text:p>
          </table:table-cell>
          <table:table-cell table:formula="of:=[.O13]-[.N13]" office:value-type="float" office:value="-3" calcext:value-type="float">
            <text:p>-3</text:p>
          </table:table-cell>
          <table:table-cell table:formula="of:=ABS([.Q13])" office:value-type="float" office:value="3" calcext:value-type="float">
            <text:p>3</text:p>
          </table:table-cell>
          <table:table-cell table:formula="of:=[.M13]-[.G13]" office:value-type="float" office:value="1.67322139871415" calcext:value-type="float">
            <text:p>1.67322139871415</text:p>
          </table:table-cell>
          <table:table-cell table:formula="of:=AND([.N13]&lt;=[.J13];[.N13]&gt;=[.L13])" office:value-type="boolean" office:boolean-value="true" calcext:value-type="boolean">
            <text:p>TRUE</text:p>
          </table:table-cell>
          <table:table-cell table:formula="of:=AND([.M13]&gt;=[.F13];[.M13]&lt;=[.H13])" office:value-type="boolean" office:boolean-value="true" calcext:value-type="boolean">
            <text:p>TRUE</text:p>
          </table:table-cell>
          <table:table-cell table:formula="of:=AND([.M13]&gt;=[.E13];[.M13]&lt;=[.I1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fael Fuentes</text:p>
          </table:table-cell>
          <table:table-cell office:value-type="string" calcext:value-type="string">
            <text:p>TY84119</text:p>
          </table:table-cell>
          <table:table-cell office:value-type="string" calcext:value-type="string">
            <text:p>M</text:p>
          </table:table-cell>
          <table:table-cell office:value-type="float" office:value="1481" calcext:value-type="float">
            <text:p>1481</text:p>
          </table:table-cell>
          <table:table-cell office:value-type="float" office:value="69.6709968561908" calcext:value-type="float">
            <text:p>69.6709968561908</text:p>
          </table:table-cell>
          <table:table-cell office:value-type="float" office:value="74.2005407445625" calcext:value-type="float">
            <text:p>74.2005407445625</text:p>
          </table:table-cell>
          <table:table-cell office:value-type="float" office:value="78.4105827381793" calcext:value-type="float">
            <text:p>78.4105827381793</text:p>
          </table:table-cell>
          <table:table-cell office:value-type="float" office:value="83.2596285213059" calcext:value-type="float">
            <text:p>83.2596285213059</text:p>
          </table:table-cell>
          <table:table-cell office:value-type="float" office:value="87.7891724096775" calcext:value-type="float">
            <text:p>87.789172409677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5.5302236386539" calcext:value-type="float">
            <text:p>85.5302236386539</text:p>
          </table:table-cell>
          <table:table-cell office:value-type="float" office:value="12" calcext:value-type="float">
            <text:p>12</text:p>
          </table:table-cell>
          <table:table-cell table:formula="of:=ROW() - 1" office:value-type="float" office:value="13" calcext:value-type="float">
            <text:p>13</text:p>
          </table:table-cell>
          <table:table-cell table:formula="of:=[.K14] - [.N14]" office:value-type="float" office:value="0" calcext:value-type="float">
            <text:p>0</text:p>
          </table:table-cell>
          <table:table-cell table:formula="of:=[.O14]-[.N14]" office:value-type="float" office:value="1" calcext:value-type="float">
            <text:p>1</text:p>
          </table:table-cell>
          <table:table-cell table:formula="of:=ABS([.Q14])" office:value-type="float" office:value="1" calcext:value-type="float">
            <text:p>1</text:p>
          </table:table-cell>
          <table:table-cell table:formula="of:=[.M14]-[.G14]" office:value-type="float" office:value="7.11964090047466" calcext:value-type="float">
            <text:p>7.11964090047466</text:p>
          </table:table-cell>
          <table:table-cell table:formula="of:=AND([.N14]&lt;=[.J14];[.N14]&gt;=[.L14])" office:value-type="boolean" office:boolean-value="true" calcext:value-type="boolean">
            <text:p>TRUE</text:p>
          </table:table-cell>
          <table:table-cell table:formula="of:=AND([.M14]&gt;=[.F14];[.M14]&lt;=[.H14])" office:value-type="boolean" office:boolean-value="false" calcext:value-type="boolean">
            <text:p>FALSE</text:p>
          </table:table-cell>
          <table:table-cell table:formula="of:=AND([.M14]&gt;=[.E14];[.M14]&lt;=[.I1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fe Kunkel</text:p>
          </table:table-cell>
          <table:table-cell office:value-type="string" calcext:value-type="string">
            <text:p>L5171</text:p>
          </table:table-cell>
          <table:table-cell office:value-type="string" calcext:value-type="string">
            <text:p>M</text:p>
          </table:table-cell>
          <table:table-cell office:value-type="float" office:value="1487" calcext:value-type="float">
            <text:p>1487</text:p>
          </table:table-cell>
          <table:table-cell office:value-type="float" office:value="69.2957161923279" calcext:value-type="float">
            <text:p>69.2957161923279</text:p>
          </table:table-cell>
          <table:table-cell office:value-type="float" office:value="73.97101316732" calcext:value-type="float">
            <text:p>73.97101316732</text:p>
          </table:table-cell>
          <table:table-cell office:value-type="float" office:value="78.4309280979635" calcext:value-type="float">
            <text:p>78.4309280979635</text:p>
          </table:table-cell>
          <table:table-cell office:value-type="float" office:value="83.3216071173042" calcext:value-type="float">
            <text:p>83.3216071173042</text:p>
          </table:table-cell>
          <table:table-cell office:value-type="float" office:value="87.9969040922964" calcext:value-type="float">
            <text:p>87.996904092296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5.7705917712745" calcext:value-type="float">
            <text:p>75.7705917712745</text:p>
          </table:table-cell>
          <table:table-cell office:value-type="float" office:value="17" calcext:value-type="float">
            <text:p>17</text:p>
          </table:table-cell>
          <table:table-cell table:formula="of:=ROW() - 1" office:value-type="float" office:value="14" calcext:value-type="float">
            <text:p>14</text:p>
          </table:table-cell>
          <table:table-cell table:formula="of:=[.K15] - [.N15]" office:value-type="float" office:value="-5" calcext:value-type="float">
            <text:p>-5</text:p>
          </table:table-cell>
          <table:table-cell table:formula="of:=[.O15]-[.N15]" office:value-type="float" office:value="-3" calcext:value-type="float">
            <text:p>-3</text:p>
          </table:table-cell>
          <table:table-cell table:formula="of:=ABS([.Q15])" office:value-type="float" office:value="3" calcext:value-type="float">
            <text:p>3</text:p>
          </table:table-cell>
          <table:table-cell table:formula="of:=[.M15]-[.G15]" office:value-type="float" office:value="-2.66033632668902" calcext:value-type="float">
            <text:p>-2.66033632668902</text:p>
          </table:table-cell>
          <table:table-cell table:formula="of:=AND([.N15]&lt;=[.J15];[.N15]&gt;=[.L15])" office:value-type="boolean" office:boolean-value="true" calcext:value-type="boolean">
            <text:p>TRUE</text:p>
          </table:table-cell>
          <table:table-cell table:formula="of:=AND([.M15]&gt;=[.F15];[.M15]&lt;=[.H15])" office:value-type="boolean" office:boolean-value="true" calcext:value-type="boolean">
            <text:p>TRUE</text:p>
          </table:table-cell>
          <table:table-cell table:formula="of:=AND([.M15]&gt;=[.E15];[.M15]&lt;=[.I15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ith Tyler</text:p>
          </table:table-cell>
          <table:table-cell office:value-type="string" calcext:value-type="string">
            <text:p>L2525</text:p>
          </table:table-cell>
          <table:table-cell office:value-type="string" calcext:value-type="string">
            <text:p>M</text:p>
          </table:table-cell>
          <table:table-cell office:value-type="float" office:value="1423" calcext:value-type="float">
            <text:p>1423</text:p>
          </table:table-cell>
          <table:table-cell office:value-type="float" office:value="68.1217835141061" calcext:value-type="float">
            <text:p>68.1217835141061</text:p>
          </table:table-cell>
          <table:table-cell office:value-type="float" office:value="72.0664927296727" calcext:value-type="float">
            <text:p>72.0664927296727</text:p>
          </table:table-cell>
          <table:table-cell office:value-type="float" office:value="74.6448606055155" calcext:value-type="float">
            <text:p>74.6448606055155</text:p>
          </table:table-cell>
          <table:table-cell office:value-type="float" office:value="79.9559111608059" calcext:value-type="float">
            <text:p>79.9559111608059</text:p>
          </table:table-cell>
          <table:table-cell office:value-type="float" office:value="83.9006203763725" calcext:value-type="float">
            <text:p>83.900620376372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7.4647771896888" calcext:value-type="float">
            <text:p>77.4647771896888</text:p>
          </table:table-cell>
          <table:table-cell office:value-type="float" office:value="16" calcext:value-type="float">
            <text:p>16</text:p>
          </table:table-cell>
          <table:table-cell table:formula="of:=ROW() - 1" office:value-type="float" office:value="15" calcext:value-type="float">
            <text:p>15</text:p>
          </table:table-cell>
          <table:table-cell table:formula="of:=[.K16] - [.N16]" office:value-type="float" office:value="-1" calcext:value-type="float">
            <text:p>-1</text:p>
          </table:table-cell>
          <table:table-cell table:formula="of:=[.O16]-[.N16]" office:value-type="float" office:value="-1" calcext:value-type="float">
            <text:p>-1</text:p>
          </table:table-cell>
          <table:table-cell table:formula="of:=ABS([.Q16])" office:value-type="float" office:value="1" calcext:value-type="float">
            <text:p>1</text:p>
          </table:table-cell>
          <table:table-cell table:formula="of:=[.M16]-[.G16]" office:value-type="float" office:value="2.8199165841733" calcext:value-type="float">
            <text:p>2.8199165841733</text:p>
          </table:table-cell>
          <table:table-cell table:formula="of:=AND([.N16]&lt;=[.J16];[.N16]&gt;=[.L16])" office:value-type="boolean" office:boolean-value="true" calcext:value-type="boolean">
            <text:p>TRUE</text:p>
          </table:table-cell>
          <table:table-cell table:formula="of:=AND([.M16]&gt;=[.F16];[.M16]&lt;=[.H16])" office:value-type="boolean" office:boolean-value="true" calcext:value-type="boolean">
            <text:p>TRUE</text:p>
          </table:table-cell>
          <table:table-cell table:formula="of:=AND([.M16]&gt;=[.E16];[.M16]&lt;=[.I16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don Carrell</text:p>
          </table:table-cell>
          <table:table-cell office:value-type="string" calcext:value-type="string">
            <text:p>TY51332</text:p>
          </table:table-cell>
          <table:table-cell office:value-type="string" calcext:value-type="string">
            <text:p>M</text:p>
          </table:table-cell>
          <table:table-cell office:value-type="float" office:value="1446" calcext:value-type="float">
            <text:p>1446</text:p>
          </table:table-cell>
          <table:table-cell office:value-type="float" office:value="67.7832223169377" calcext:value-type="float">
            <text:p>67.7832223169377</text:p>
          </table:table-cell>
          <table:table-cell office:value-type="float" office:value="72.0955853396069" calcext:value-type="float">
            <text:p>72.0955853396069</text:p>
          </table:table-cell>
          <table:table-cell office:value-type="float" office:value="75.9161112988012" calcext:value-type="float">
            <text:p>75.9161112988012</text:p>
          </table:table-cell>
          <table:table-cell office:value-type="float" office:value="80.7203113849452" calcext:value-type="float">
            <text:p>80.7203113849452</text:p>
          </table:table-cell>
          <table:table-cell office:value-type="float" office:value="85.0326744076143" calcext:value-type="float">
            <text:p>85.032674407614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2.5547492737766" calcext:value-type="float">
            <text:p>82.5547492737766</text:p>
          </table:table-cell>
          <table:table-cell office:value-type="float" office:value="13" calcext:value-type="float">
            <text:p>13</text:p>
          </table:table-cell>
          <table:table-cell table:formula="of:=ROW() - 1" office:value-type="float" office:value="16" calcext:value-type="float">
            <text:p>16</text:p>
          </table:table-cell>
          <table:table-cell table:formula="of:=[.K17] - [.N17]" office:value-type="float" office:value="2" calcext:value-type="float">
            <text:p>2</text:p>
          </table:table-cell>
          <table:table-cell table:formula="of:=[.O17]-[.N17]" office:value-type="float" office:value="3" calcext:value-type="float">
            <text:p>3</text:p>
          </table:table-cell>
          <table:table-cell table:formula="of:=ABS([.Q17])" office:value-type="float" office:value="3" calcext:value-type="float">
            <text:p>3</text:p>
          </table:table-cell>
          <table:table-cell table:formula="of:=[.M17]-[.G17]" office:value-type="float" office:value="6.63863797497538" calcext:value-type="float">
            <text:p>6.63863797497538</text:p>
          </table:table-cell>
          <table:table-cell table:formula="of:=AND([.N17]&lt;=[.J17];[.N17]&gt;=[.L17])" office:value-type="boolean" office:boolean-value="true" calcext:value-type="boolean">
            <text:p>TRUE</text:p>
          </table:table-cell>
          <table:table-cell table:formula="of:=AND([.M17]&gt;=[.F17];[.M17]&lt;=[.H17])" office:value-type="boolean" office:boolean-value="false" calcext:value-type="boolean">
            <text:p>FALSE</text:p>
          </table:table-cell>
          <table:table-cell table:formula="of:=AND([.M17]&gt;=[.E17];[.M17]&lt;=[.I17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i Rogers</text:p>
          </table:table-cell>
          <table:table-cell office:value-type="string" calcext:value-type="string">
            <text:p>TY56945</text:p>
          </table:table-cell>
          <table:table-cell office:value-type="string" calcext:value-type="string">
            <text:p>A</text:p>
          </table:table-cell>
          <table:table-cell office:value-type="float" office:value="1449" calcext:value-type="float">
            <text:p>1449</text:p>
          </table:table-cell>
          <table:table-cell office:value-type="float" office:value="67.6505787538362" calcext:value-type="float">
            <text:p>67.6505787538362</text:p>
          </table:table-cell>
          <table:table-cell office:value-type="float" office:value="71.8723595218513" calcext:value-type="float">
            <text:p>71.8723595218513</text:p>
          </table:table-cell>
          <table:table-cell office:value-type="float" office:value="76.2474729364588" calcext:value-type="float">
            <text:p>76.2474729364588</text:p>
          </table:table-cell>
          <table:table-cell office:value-type="float" office:value="80.3159210578814" calcext:value-type="float">
            <text:p>80.3159210578814</text:p>
          </table:table-cell>
          <table:table-cell office:value-type="float" office:value="84.5377018258964" calcext:value-type="float">
            <text:p>84.537701825896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2.3909898862157" calcext:value-type="float">
            <text:p>82.3909898862157</text:p>
          </table:table-cell>
          <table:table-cell office:value-type="float" office:value="14" calcext:value-type="float">
            <text:p>14</text:p>
          </table:table-cell>
          <table:table-cell table:formula="of:=ROW() - 1" office:value-type="float" office:value="17" calcext:value-type="float">
            <text:p>17</text:p>
          </table:table-cell>
          <table:table-cell table:formula="of:=[.K18] - [.N18]" office:value-type="float" office:value="0" calcext:value-type="float">
            <text:p>0</text:p>
          </table:table-cell>
          <table:table-cell table:formula="of:=[.O18]-[.N18]" office:value-type="float" office:value="3" calcext:value-type="float">
            <text:p>3</text:p>
          </table:table-cell>
          <table:table-cell table:formula="of:=ABS([.Q18])" office:value-type="float" office:value="3" calcext:value-type="float">
            <text:p>3</text:p>
          </table:table-cell>
          <table:table-cell table:formula="of:=[.M18]-[.G18]" office:value-type="float" office:value="6.14351694975694" calcext:value-type="float">
            <text:p>6.14351694975694</text:p>
          </table:table-cell>
          <table:table-cell table:formula="of:=AND([.N18]&lt;=[.J18];[.N18]&gt;=[.L18])" office:value-type="boolean" office:boolean-value="true" calcext:value-type="boolean">
            <text:p>TRUE</text:p>
          </table:table-cell>
          <table:table-cell table:formula="of:=AND([.M18]&gt;=[.F18];[.M18]&lt;=[.H18])" office:value-type="boolean" office:boolean-value="false" calcext:value-type="boolean">
            <text:p>FALSE</text:p>
          </table:table-cell>
          <table:table-cell table:formula="of:=AND([.M18]&gt;=[.E18];[.M18]&lt;=[.I18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ott chapman</text:p>
          </table:table-cell>
          <table:table-cell office:value-type="string" calcext:value-type="string">
            <text:p>A32698</text:p>
          </table:table-cell>
          <table:table-cell office:value-type="string" calcext:value-type="string">
            <text:p>A</text:p>
          </table:table-cell>
          <table:table-cell office:value-type="float" office:value="1234" calcext:value-type="float">
            <text:p>1234</text:p>
          </table:table-cell>
          <table:table-cell office:value-type="float" office:value="55.6210016401639" calcext:value-type="float">
            <text:p>55.6210016401639</text:p>
          </table:table-cell>
          <table:table-cell office:value-type="float" office:value="60.0376602886237" calcext:value-type="float">
            <text:p>60.0376602886237</text:p>
          </table:table-cell>
          <table:table-cell office:value-type="float" office:value="64.5814223334593" calcext:value-type="float">
            <text:p>64.5814223334593</text:p>
          </table:table-cell>
          <table:table-cell office:value-type="float" office:value="68.8709775855435" calcext:value-type="float">
            <text:p>68.8709775855435</text:p>
          </table:table-cell>
          <table:table-cell office:value-type="float" office:value="73.2876362340033" calcext:value-type="float">
            <text:p>73.28763623400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8.696643350916" calcext:value-type="float">
            <text:p>68.696643350916</text:p>
          </table:table-cell>
          <table:table-cell office:value-type="float" office:value="19" calcext:value-type="float">
            <text:p>19</text:p>
          </table:table-cell>
          <table:table-cell table:formula="of:=ROW() - 1" office:value-type="float" office:value="18" calcext:value-type="float">
            <text:p>18</text:p>
          </table:table-cell>
          <table:table-cell table:formula="of:=[.K19] - [.N19]" office:value-type="float" office:value="-1" calcext:value-type="float">
            <text:p>-1</text:p>
          </table:table-cell>
          <table:table-cell table:formula="of:=[.O19]-[.N19]" office:value-type="float" office:value="-1" calcext:value-type="float">
            <text:p>-1</text:p>
          </table:table-cell>
          <table:table-cell table:formula="of:=ABS([.Q19])" office:value-type="float" office:value="1" calcext:value-type="float">
            <text:p>1</text:p>
          </table:table-cell>
          <table:table-cell table:formula="of:=[.M19]-[.G19]" office:value-type="float" office:value="4.11522101745663" calcext:value-type="float">
            <text:p>4.11522101745663</text:p>
          </table:table-cell>
          <table:table-cell table:formula="of:=AND([.N19]&lt;=[.J19];[.N19]&gt;=[.L19])" office:value-type="boolean" office:boolean-value="true" calcext:value-type="boolean">
            <text:p>TRUE</text:p>
          </table:table-cell>
          <table:table-cell table:formula="of:=AND([.M19]&gt;=[.F19];[.M19]&lt;=[.H19])" office:value-type="boolean" office:boolean-value="true" calcext:value-type="boolean">
            <text:p>TRUE</text:p>
          </table:table-cell>
          <table:table-cell table:formula="of:=AND([.M19]&gt;=[.E19];[.M19]&lt;=[.I1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 Tong</text:p>
          </table:table-cell>
          <table:table-cell office:value-type="string" calcext:value-type="string">
            <text:p>TY6406</text:p>
          </table:table-cell>
          <table:table-cell office:value-type="string" calcext:value-type="string">
            <text:p>A</text:p>
          </table:table-cell>
          <table:table-cell office:value-type="float" office:value="1234" calcext:value-type="float">
            <text:p>1234</text:p>
          </table:table-cell>
          <table:table-cell office:value-type="float" office:value="55.1964964838614" calcext:value-type="float">
            <text:p>55.1964964838614</text:p>
          </table:table-cell>
          <table:table-cell office:value-type="float" office:value="59.9800156247258" calcext:value-type="float">
            <text:p>59.9800156247258</text:p>
          </table:table-cell>
          <table:table-cell office:value-type="float" office:value="64.7711129516138" calcext:value-type="float">
            <text:p>64.7711129516138</text:p>
          </table:table-cell>
          <table:table-cell office:value-type="float" office:value="69.5470539064548" calcext:value-type="float">
            <text:p>69.5470539064548</text:p>
          </table:table-cell>
          <table:table-cell office:value-type="float" office:value="74.3305730473193" calcext:value-type="float">
            <text:p>74.330573047319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7.9298905785042" calcext:value-type="float">
            <text:p>67.9298905785042</text:p>
          </table:table-cell>
          <table:table-cell office:value-type="float" office:value="20" calcext:value-type="float">
            <text:p>20</text:p>
          </table:table-cell>
          <table:table-cell table:formula="of:=ROW() - 1" office:value-type="float" office:value="19" calcext:value-type="float">
            <text:p>19</text:p>
          </table:table-cell>
          <table:table-cell table:formula="of:=[.K20] - [.N20]" office:value-type="float" office:value="-2" calcext:value-type="float">
            <text:p>-2</text:p>
          </table:table-cell>
          <table:table-cell table:formula="of:=[.O20]-[.N20]" office:value-type="float" office:value="-1" calcext:value-type="float">
            <text:p>-1</text:p>
          </table:table-cell>
          <table:table-cell table:formula="of:=ABS([.Q20])" office:value-type="float" office:value="1" calcext:value-type="float">
            <text:p>1</text:p>
          </table:table-cell>
          <table:table-cell table:formula="of:=[.M20]-[.G20]" office:value-type="float" office:value="3.15877762689041" calcext:value-type="float">
            <text:p>3.15877762689041</text:p>
          </table:table-cell>
          <table:table-cell table:formula="of:=AND([.N20]&lt;=[.J20];[.N20]&gt;=[.L20])" office:value-type="boolean" office:boolean-value="true" calcext:value-type="boolean">
            <text:p>TRUE</text:p>
          </table:table-cell>
          <table:table-cell table:formula="of:=AND([.M20]&gt;=[.F20];[.M20]&lt;=[.H20])" office:value-type="boolean" office:boolean-value="true" calcext:value-type="boolean">
            <text:p>TRUE</text:p>
          </table:table-cell>
          <table:table-cell table:formula="of:=AND([.M20]&gt;=[.E20];[.M20]&lt;=[.I2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.J. Zito</text:p>
          </table:table-cell>
          <table:table-cell office:value-type="string" calcext:value-type="string">
            <text:p>L4019</text:p>
          </table:table-cell>
          <table:table-cell office:value-type="string" calcext:value-type="string">
            <text:p>M</text:p>
          </table:table-cell>
          <table:table-cell office:value-type="float" office:value="1272" calcext:value-type="float">
            <text:p>1272</text:p>
          </table:table-cell>
          <table:table-cell office:value-type="float" office:value="54.1263976410404" calcext:value-type="float">
            <text:p>54.1263976410404</text:p>
          </table:table-cell>
          <table:table-cell office:value-type="float" office:value="60.0083561676949" calcext:value-type="float">
            <text:p>60.0083561676949</text:p>
          </table:table-cell>
          <table:table-cell office:value-type="float" office:value="67.3907620017099" calcext:value-type="float">
            <text:p>67.3907620017099</text:p>
          </table:table-cell>
          <table:table-cell office:value-type="float" office:value="71.7722732210038" calcext:value-type="float">
            <text:p>71.7722732210038</text:p>
          </table:table-cell>
          <table:table-cell office:value-type="float" office:value="77.6542317476582" calcext:value-type="float">
            <text:p>77.654231747658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3.5938173181389" calcext:value-type="float">
            <text:p>73.5938173181389</text:p>
          </table:table-cell>
          <table:table-cell office:value-type="float" office:value="18" calcext:value-type="float">
            <text:p>18</text:p>
          </table:table-cell>
          <table:table-cell table:formula="of:=ROW() - 1" office:value-type="float" office:value="20" calcext:value-type="float">
            <text:p>20</text:p>
          </table:table-cell>
          <table:table-cell table:formula="of:=[.K21] - [.N21]" office:value-type="float" office:value="0" calcext:value-type="float">
            <text:p>0</text:p>
          </table:table-cell>
          <table:table-cell table:formula="of:=[.O21]-[.N21]" office:value-type="float" office:value="2" calcext:value-type="float">
            <text:p>2</text:p>
          </table:table-cell>
          <table:table-cell table:formula="of:=ABS([.Q21])" office:value-type="float" office:value="2" calcext:value-type="float">
            <text:p>2</text:p>
          </table:table-cell>
          <table:table-cell table:formula="of:=[.M21]-[.G21]" office:value-type="float" office:value="6.20305531642897" calcext:value-type="float">
            <text:p>6.20305531642897</text:p>
          </table:table-cell>
          <table:table-cell table:formula="of:=AND([.N21]&lt;=[.J21];[.N21]&gt;=[.L21])" office:value-type="boolean" office:boolean-value="true" calcext:value-type="boolean">
            <text:p>TRUE</text:p>
          </table:table-cell>
          <table:table-cell table:formula="of:=AND([.M21]&gt;=[.F21];[.M21]&lt;=[.H21])" office:value-type="boolean" office:boolean-value="false" calcext:value-type="boolean">
            <text:p>FALSE</text:p>
          </table:table-cell>
          <table:table-cell table:formula="of:=AND([.M21]&gt;=[.E21];[.M21]&lt;=[.I21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 Vejar</text:p>
          </table:table-cell>
          <table:table-cell office:value-type="string" calcext:value-type="string">
            <text:p>TY81157</text:p>
          </table:table-cell>
          <table:table-cell office:value-type="string" calcext:value-type="string">
            <text:p>A</text:p>
          </table:table-cell>
          <table:table-cell office:value-type="float" office:value="1114" calcext:value-type="float">
            <text:p>1114</text:p>
          </table:table-cell>
          <table:table-cell office:value-type="float" office:value="49.8145982827928" calcext:value-type="float">
            <text:p>49.8145982827928</text:p>
          </table:table-cell>
          <table:table-cell office:value-type="float" office:value="54.1041039445584" calcext:value-type="float">
            <text:p>54.1041039445584</text:p>
          </table:table-cell>
          <table:table-cell office:value-type="float" office:value="58.5766271924269" calcext:value-type="float">
            <text:p>58.5766271924269</text:p>
          </table:table-cell>
          <table:table-cell office:value-type="float" office:value="62.6831152680895" calcext:value-type="float">
            <text:p>62.6831152680895</text:p>
          </table:table-cell>
          <table:table-cell office:value-type="float" office:value="66.9726209298551" calcext:value-type="float">
            <text:p>66.972620929855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61.5714454868574" calcext:value-type="float">
            <text:p>61.5714454868574</text:p>
          </table:table-cell>
          <table:table-cell office:value-type="float" office:value="22" calcext:value-type="float">
            <text:p>22</text:p>
          </table:table-cell>
          <table:table-cell table:formula="of:=ROW() - 1" office:value-type="float" office:value="21" calcext:value-type="float">
            <text:p>21</text:p>
          </table:table-cell>
          <table:table-cell table:formula="of:=[.K22] - [.N22]" office:value-type="float" office:value="-1" calcext:value-type="float">
            <text:p>-1</text:p>
          </table:table-cell>
          <table:table-cell table:formula="of:=[.O22]-[.N22]" office:value-type="float" office:value="-1" calcext:value-type="float">
            <text:p>-1</text:p>
          </table:table-cell>
          <table:table-cell table:formula="of:=ABS([.Q22])" office:value-type="float" office:value="1" calcext:value-type="float">
            <text:p>1</text:p>
          </table:table-cell>
          <table:table-cell table:formula="of:=[.M22]-[.G22]" office:value-type="float" office:value="2.99481829443057" calcext:value-type="float">
            <text:p>2.99481829443057</text:p>
          </table:table-cell>
          <table:table-cell table:formula="of:=AND([.N22]&lt;=[.J22];[.N22]&gt;=[.L22])" office:value-type="boolean" office:boolean-value="true" calcext:value-type="boolean">
            <text:p>TRUE</text:p>
          </table:table-cell>
          <table:table-cell table:formula="of:=AND([.M22]&gt;=[.F22];[.M22]&lt;=[.H22])" office:value-type="boolean" office:boolean-value="true" calcext:value-type="boolean">
            <text:p>TRUE</text:p>
          </table:table-cell>
          <table:table-cell table:formula="of:=AND([.M22]&gt;=[.E22];[.M22]&lt;=[.I2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omi Moss</text:p>
          </table:table-cell>
          <table:table-cell office:value-type="string" calcext:value-type="string">
            <text:p>A104528</text:p>
          </table:table-cell>
          <table:table-cell office:value-type="string" calcext:value-type="string">
            <text:p>B</text:p>
          </table:table-cell>
          <table:table-cell office:value-type="float" office:value="1018" calcext:value-type="float">
            <text:p>1018</text:p>
          </table:table-cell>
          <table:table-cell office:value-type="float" office:value="45.0990191101287" calcext:value-type="float">
            <text:p>45.0990191101287</text:p>
          </table:table-cell>
          <table:table-cell office:value-type="float" office:value="49.3094967620173" calcext:value-type="float">
            <text:p>49.3094967620173</text:p>
          </table:table-cell>
          <table:table-cell office:value-type="float" office:value="53.8431353337516" calcext:value-type="float">
            <text:p>53.8431353337516</text:p>
          </table:table-cell>
          <table:table-cell office:value-type="float" office:value="57.7304520657944" calcext:value-type="float">
            <text:p>57.7304520657944</text:p>
          </table:table-cell>
          <table:table-cell office:value-type="float" office:value="61.940929717683" calcext:value-type="float">
            <text:p>61.94092971768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60.5274123257664" calcext:value-type="float">
            <text:p>60.5274123257664</text:p>
          </table:table-cell>
          <table:table-cell office:value-type="float" office:value="24" calcext:value-type="float">
            <text:p>24</text:p>
          </table:table-cell>
          <table:table-cell table:formula="of:=ROW() - 1" office:value-type="float" office:value="22" calcext:value-type="float">
            <text:p>22</text:p>
          </table:table-cell>
          <table:table-cell table:formula="of:=[.K23] - [.N23]" office:value-type="float" office:value="-2" calcext:value-type="float">
            <text:p>-2</text:p>
          </table:table-cell>
          <table:table-cell table:formula="of:=[.O23]-[.N23]" office:value-type="float" office:value="-2" calcext:value-type="float">
            <text:p>-2</text:p>
          </table:table-cell>
          <table:table-cell table:formula="of:=ABS([.Q23])" office:value-type="float" office:value="2" calcext:value-type="float">
            <text:p>2</text:p>
          </table:table-cell>
          <table:table-cell table:formula="of:=[.M23]-[.G23]" office:value-type="float" office:value="6.68427699201476" calcext:value-type="float">
            <text:p>6.68427699201476</text:p>
          </table:table-cell>
          <table:table-cell table:formula="of:=AND([.N23]&lt;=[.J23];[.N23]&gt;=[.L23])" office:value-type="boolean" office:boolean-value="false" calcext:value-type="boolean">
            <text:p>FALSE</text:p>
          </table:table-cell>
          <table:table-cell table:formula="of:=AND([.M23]&gt;=[.F23];[.M23]&lt;=[.H23])" office:value-type="boolean" office:boolean-value="false" calcext:value-type="boolean">
            <text:p>FALSE</text:p>
          </table:table-cell>
          <table:table-cell table:formula="of:=AND([.M23]&gt;=[.E23];[.M23]&lt;=[.I2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 Williams</text:p>
          </table:table-cell>
          <table:table-cell office:value-type="string" calcext:value-type="string">
            <text:p>TY145013</text:p>
          </table:table-cell>
          <table:table-cell office:value-type="string" calcext:value-type="string">
            <text:p>B</text:p>
          </table:table-cell>
          <table:table-cell office:value-type="float" office:value="1014" calcext:value-type="float">
            <text:p>1014</text:p>
          </table:table-cell>
          <table:table-cell office:value-type="float" office:value="42.2619630224727" calcext:value-type="float">
            <text:p>42.2619630224727</text:p>
          </table:table-cell>
          <table:table-cell office:value-type="float" office:value="48.8436798387717" calcext:value-type="float">
            <text:p>48.8436798387717</text:p>
          </table:table-cell>
          <table:table-cell office:value-type="float" office:value="55.2239882040561" calcext:value-type="float">
            <text:p>55.2239882040561</text:p>
          </table:table-cell>
          <table:table-cell office:value-type="float" office:value="62.0071134713696" calcext:value-type="float">
            <text:p>62.0071134713696</text:p>
          </table:table-cell>
          <table:table-cell office:value-type="float" office:value="68.5888302876685" calcext:value-type="float">
            <text:p>68.588830287668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ROW() - 1" office:value-type="float" office:value="23" calcext:value-type="float">
            <text:p>23</text:p>
          </table:table-cell>
          <table:table-cell table:formula="of:=[.K24] - [.N24]" office:value-type="float" office:value="-10" calcext:value-type="float">
            <text:p>-10</text:p>
          </table:table-cell>
          <table:table-cell table:formula="of:=[.O24]-[.N24]" office:value-type="float" office:value="-9" calcext:value-type="float">
            <text:p>-9</text:p>
          </table:table-cell>
          <table:table-cell table:formula="of:=ABS([.Q24])" office:value-type="float" office:value="9" calcext:value-type="float">
            <text:p>9</text:p>
          </table:table-cell>
          <table:table-cell table:formula="of:=[.M24]-[.G24]" office:value-type="float" office:value="-55.2239882040561" calcext:value-type="float">
            <text:p>-55.2239882040561</text:p>
          </table:table-cell>
          <table:table-cell table:formula="of:=AND([.N24]&lt;=[.J24];[.N24]&gt;=[.L24])" office:value-type="boolean" office:boolean-value="false" calcext:value-type="boolean">
            <text:p>FALSE</text:p>
          </table:table-cell>
          <table:table-cell table:formula="of:=AND([.M24]&gt;=[.F24];[.M24]&lt;=[.H24])" office:value-type="boolean" office:boolean-value="false" calcext:value-type="boolean">
            <text:p>FALSE</text:p>
          </table:table-cell>
          <table:table-cell table:formula="of:=AND([.M24]&gt;=[.E24];[.M24]&lt;=[.I2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gie reese Voigt</text:p>
          </table:table-cell>
          <table:table-cell office:value-type="string" calcext:value-type="string">
            <text:p>FY60197</text:p>
          </table:table-cell>
          <table:table-cell office:value-type="string" calcext:value-type="string">
            <text:p>B</text:p>
          </table:table-cell>
          <table:table-cell office:value-type="float" office:value="879" calcext:value-type="float">
            <text:p>879</text:p>
          </table:table-cell>
          <table:table-cell office:value-type="float" office:value="38.878556282522" calcext:value-type="float">
            <text:p>38.878556282522</text:p>
          </table:table-cell>
          <table:table-cell office:value-type="float" office:value="42.6120741380241" calcext:value-type="float">
            <text:p>42.6120741380241</text:p>
          </table:table-cell>
          <table:table-cell office:value-type="float" office:value="47.771104134592" calcext:value-type="float">
            <text:p>47.771104134592</text:p>
          </table:table-cell>
          <table:table-cell office:value-type="float" office:value="50.0791098490284" calcext:value-type="float">
            <text:p>50.0791098490284</text:p>
          </table:table-cell>
          <table:table-cell office:value-type="float" office:value="53.8126277045306" calcext:value-type="float">
            <text:p>53.8126277045306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60.0724530110302" calcext:value-type="float">
            <text:p>60.0724530110302</text:p>
          </table:table-cell>
          <table:table-cell office:value-type="float" office:value="25" calcext:value-type="float">
            <text:p>25</text:p>
          </table:table-cell>
          <table:table-cell table:formula="of:=ROW() - 1" office:value-type="float" office:value="24" calcext:value-type="float">
            <text:p>24</text:p>
          </table:table-cell>
          <table:table-cell table:formula="of:=[.K25] - [.N25]" office:value-type="float" office:value="-1" calcext:value-type="float">
            <text:p>-1</text:p>
          </table:table-cell>
          <table:table-cell table:formula="of:=[.O25]-[.N25]" office:value-type="float" office:value="-1" calcext:value-type="float">
            <text:p>-1</text:p>
          </table:table-cell>
          <table:table-cell table:formula="of:=ABS([.Q25])" office:value-type="float" office:value="1" calcext:value-type="float">
            <text:p>1</text:p>
          </table:table-cell>
          <table:table-cell table:formula="of:=[.M25]-[.G25]" office:value-type="float" office:value="12.3013488764381" calcext:value-type="float">
            <text:p>12.3013488764381</text:p>
          </table:table-cell>
          <table:table-cell table:formula="of:=AND([.N25]&lt;=[.J25];[.N25]&gt;=[.L25])" office:value-type="boolean" office:boolean-value="false" calcext:value-type="boolean">
            <text:p>FALSE</text:p>
          </table:table-cell>
          <table:table-cell table:formula="of:=AND([.M25]&gt;=[.F25];[.M25]&lt;=[.H25])" office:value-type="boolean" office:boolean-value="false" calcext:value-type="boolean">
            <text:p>FALSE</text:p>
          </table:table-cell>
          <table:table-cell table:formula="of:=AND([.M25]&gt;=[.E25];[.M25]&lt;=[.I2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 Ottenwalder</text:p>
          </table:table-cell>
          <table:table-cell office:value-type="string" calcext:value-type="string">
            <text:p>A147798</text:p>
          </table:table-cell>
          <table:table-cell office:value-type="string" calcext:value-type="string">
            <text:p>C</text:p>
          </table:table-cell>
          <table:table-cell office:value-type="float" office:value="708" calcext:value-type="float">
            <text:p>708</text:p>
          </table:table-cell>
          <table:table-cell office:value-type="float" office:value="36.1340345093683" calcext:value-type="float">
            <text:p>36.1340345093683</text:p>
          </table:table-cell>
          <table:table-cell office:value-type="float" office:value="38.4676671109468" calcext:value-type="float">
            <text:p>38.4676671109468</text:p>
          </table:table-cell>
          <table:table-cell office:value-type="float" office:value="40.9104568990548" calcext:value-type="float">
            <text:p>40.9104568990548</text:p>
          </table:table-cell>
          <table:table-cell office:value-type="float" office:value="43.1349323141036" calcext:value-type="float">
            <text:p>43.1349323141036</text:p>
          </table:table-cell>
          <table:table-cell office:value-type="float" office:value="45.4685649156821" calcext:value-type="float">
            <text:p>45.4685649156821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45.8446358437125" calcext:value-type="float">
            <text:p>45.8446358437125</text:p>
          </table:table-cell>
          <table:table-cell office:value-type="float" office:value="27" calcext:value-type="float">
            <text:p>27</text:p>
          </table:table-cell>
          <table:table-cell table:formula="of:=ROW() - 1" office:value-type="float" office:value="25" calcext:value-type="float">
            <text:p>25</text:p>
          </table:table-cell>
          <table:table-cell table:formula="of:=[.K26] - [.N26]" office:value-type="float" office:value="-2" calcext:value-type="float">
            <text:p>-2</text:p>
          </table:table-cell>
          <table:table-cell table:formula="of:=[.O26]-[.N26]" office:value-type="float" office:value="-2" calcext:value-type="float">
            <text:p>-2</text:p>
          </table:table-cell>
          <table:table-cell table:formula="of:=ABS([.Q26])" office:value-type="float" office:value="2" calcext:value-type="float">
            <text:p>2</text:p>
          </table:table-cell>
          <table:table-cell table:formula="of:=[.M26]-[.G26]" office:value-type="float" office:value="4.93417894465775" calcext:value-type="float">
            <text:p>4.93417894465775</text:p>
          </table:table-cell>
          <table:table-cell table:formula="of:=AND([.N26]&lt;=[.J26];[.N26]&gt;=[.L26])" office:value-type="boolean" office:boolean-value="false" calcext:value-type="boolean">
            <text:p>FALSE</text:p>
          </table:table-cell>
          <table:table-cell table:formula="of:=AND([.M26]&gt;=[.F26];[.M26]&lt;=[.H26])" office:value-type="boolean" office:boolean-value="false" calcext:value-type="boolean">
            <text:p>FALSE</text:p>
          </table:table-cell>
          <table:table-cell table:formula="of:=AND([.M26]&gt;=[.E26];[.M26]&lt;=[.I2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vetlana Paegel</text:p>
          </table:table-cell>
          <table:table-cell office:value-type="string" calcext:value-type="string">
            <text:p>L6100</text:p>
          </table:table-cell>
          <table:table-cell office:value-type="string" calcext:value-type="string">
            <text:p>C</text:p>
          </table:table-cell>
          <table:table-cell office:value-type="float" office:value="606" calcext:value-type="float">
            <text:p>606</text:p>
          </table:table-cell>
          <table:table-cell office:value-type="float" office:value="33.8791226699309" calcext:value-type="float">
            <text:p>33.8791226699309</text:p>
          </table:table-cell>
          <table:table-cell office:value-type="float" office:value="35.6581121882407" calcext:value-type="float">
            <text:p>35.6581121882407</text:p>
          </table:table-cell>
          <table:table-cell office:value-type="float" office:value="37.4776141138267" calcext:value-type="float">
            <text:p>37.4776141138267</text:p>
          </table:table-cell>
          <table:table-cell office:value-type="float" office:value="39.2160912248603" calcext:value-type="float">
            <text:p>39.2160912248603</text:p>
          </table:table-cell>
          <table:table-cell office:value-type="float" office:value="40.9950807431701" calcext:value-type="float">
            <text:p>40.995080743170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4.3816672505148" calcext:value-type="float">
            <text:p>34.3816672505148</text:p>
          </table:table-cell>
          <table:table-cell office:value-type="float" office:value="29" calcext:value-type="float">
            <text:p>29</text:p>
          </table:table-cell>
          <table:table-cell table:formula="of:=ROW() - 1" office:value-type="float" office:value="26" calcext:value-type="float">
            <text:p>26</text:p>
          </table:table-cell>
          <table:table-cell table:formula="of:=[.K27] - [.N27]" office:value-type="float" office:value="-3" calcext:value-type="float">
            <text:p>-3</text:p>
          </table:table-cell>
          <table:table-cell table:formula="of:=[.O27]-[.N27]" office:value-type="float" office:value="-3" calcext:value-type="float">
            <text:p>-3</text:p>
          </table:table-cell>
          <table:table-cell table:formula="of:=ABS([.Q27])" office:value-type="float" office:value="3" calcext:value-type="float">
            <text:p>3</text:p>
          </table:table-cell>
          <table:table-cell table:formula="of:=[.M27]-[.G27]" office:value-type="float" office:value="-3.09594686331192" calcext:value-type="float">
            <text:p>-3.09594686331192</text:p>
          </table:table-cell>
          <table:table-cell table:formula="of:=AND([.N27]&lt;=[.J27];[.N27]&gt;=[.L27])" office:value-type="boolean" office:boolean-value="false" calcext:value-type="boolean">
            <text:p>FALSE</text:p>
          </table:table-cell>
          <table:table-cell table:formula="of:=AND([.M27]&gt;=[.F27];[.M27]&lt;=[.H27])" office:value-type="boolean" office:boolean-value="false" calcext:value-type="boolean">
            <text:p>FALSE</text:p>
          </table:table-cell>
          <table:table-cell table:formula="of:=AND([.M27]&gt;=[.E27];[.M27]&lt;=[.I27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l Wittman</text:p>
          </table:table-cell>
          <table:table-cell office:value-type="string" calcext:value-type="string">
            <text:p>TY54158</text:p>
          </table:table-cell>
          <table:table-cell office:value-type="string" calcext:value-type="string">
            <text:p>C</text:p>
          </table:table-cell>
          <table:table-cell office:value-type="float" office:value="594" calcext:value-type="float">
            <text:p>594</text:p>
          </table:table-cell>
          <table:table-cell office:value-type="float" office:value="32.7524666579206" calcext:value-type="float">
            <text:p>32.7524666579206</text:p>
          </table:table-cell>
          <table:table-cell office:value-type="float" office:value="34.902775472939" calcext:value-type="float">
            <text:p>34.902775472939</text:p>
          </table:table-cell>
          <table:table-cell office:value-type="float" office:value="37.3159778966127" calcext:value-type="float">
            <text:p>37.3159778966127</text:p>
          </table:table-cell>
          <table:table-cell office:value-type="float" office:value="39.2033931029757" calcext:value-type="float">
            <text:p>39.2033931029757</text:p>
          </table:table-cell>
          <table:table-cell office:value-type="float" office:value="41.3537019179941" calcext:value-type="float">
            <text:p>41.353701917994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6.8371372897254" calcext:value-type="float">
            <text:p>36.8371372897254</text:p>
          </table:table-cell>
          <table:table-cell office:value-type="float" office:value="28" calcext:value-type="float">
            <text:p>28</text:p>
          </table:table-cell>
          <table:table-cell table:formula="of:=ROW() - 1" office:value-type="float" office:value="27" calcext:value-type="float">
            <text:p>27</text:p>
          </table:table-cell>
          <table:table-cell table:formula="of:=[.K28] - [.N28]" office:value-type="float" office:value="-2" calcext:value-type="float">
            <text:p>-2</text:p>
          </table:table-cell>
          <table:table-cell table:formula="of:=[.O28]-[.N28]" office:value-type="float" office:value="-1" calcext:value-type="float">
            <text:p>-1</text:p>
          </table:table-cell>
          <table:table-cell table:formula="of:=ABS([.Q28])" office:value-type="float" office:value="1" calcext:value-type="float">
            <text:p>1</text:p>
          </table:table-cell>
          <table:table-cell table:formula="of:=[.M28]-[.G28]" office:value-type="float" office:value="-0.478840606887232" calcext:value-type="float">
            <text:p>-0.478840606887232</text:p>
          </table:table-cell>
          <table:table-cell table:formula="of:=AND([.N28]&lt;=[.J28];[.N28]&gt;=[.L28])" office:value-type="boolean" office:boolean-value="true" calcext:value-type="boolean">
            <text:p>TRUE</text:p>
          </table:table-cell>
          <table:table-cell table:formula="of:=AND([.M28]&gt;=[.F28];[.M28]&lt;=[.H28])" office:value-type="boolean" office:boolean-value="true" calcext:value-type="boolean">
            <text:p>TRUE</text:p>
          </table:table-cell>
          <table:table-cell table:formula="of:=AND([.M28]&gt;=[.E28];[.M28]&lt;=[.I28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m Klugiewicz</text:p>
          </table:table-cell>
          <table:table-cell office:value-type="string" calcext:value-type="string">
            <text:p>L6146</text:p>
          </table:table-cell>
          <table:table-cell office:value-type="string" calcext:value-type="string">
            <text:p>D</text:p>
          </table:table-cell>
          <table:table-cell office:value-type="float" office:value="520" calcext:value-type="float">
            <text:p>520</text:p>
          </table:table-cell>
          <table:table-cell office:value-type="float" office:value="31.2559455069966" calcext:value-type="float">
            <text:p>31.2559455069966</text:p>
          </table:table-cell>
          <table:table-cell office:value-type="float" office:value="33.066619529477" calcext:value-type="float">
            <text:p>33.066619529477</text:p>
          </table:table-cell>
          <table:table-cell office:value-type="float" office:value="35.1769359205543" calcext:value-type="float">
            <text:p>35.1769359205543</text:p>
          </table:table-cell>
          <table:table-cell office:value-type="float" office:value="36.6879675744377" calcext:value-type="float">
            <text:p>36.6879675744377</text:p>
          </table:table-cell>
          <table:table-cell office:value-type="float" office:value="38.4986415969181" calcext:value-type="float">
            <text:p>38.498641596918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1.5974230462443" calcext:value-type="float">
            <text:p>31.5974230462443</text:p>
          </table:table-cell>
          <table:table-cell office:value-type="float" office:value="30" calcext:value-type="float">
            <text:p>30</text:p>
          </table:table-cell>
          <table:table-cell table:formula="of:=ROW() - 1" office:value-type="float" office:value="28" calcext:value-type="float">
            <text:p>28</text:p>
          </table:table-cell>
          <table:table-cell table:formula="of:=[.K29] - [.N29]" office:value-type="float" office:value="-1" calcext:value-type="float">
            <text:p>-1</text:p>
          </table:table-cell>
          <table:table-cell table:formula="of:=[.O29]-[.N29]" office:value-type="float" office:value="-2" calcext:value-type="float">
            <text:p>-2</text:p>
          </table:table-cell>
          <table:table-cell table:formula="of:=ABS([.Q29])" office:value-type="float" office:value="2" calcext:value-type="float">
            <text:p>2</text:p>
          </table:table-cell>
          <table:table-cell table:formula="of:=[.M29]-[.G29]" office:value-type="float" office:value="-3.57951287431003" calcext:value-type="float">
            <text:p>-3.57951287431003</text:p>
          </table:table-cell>
          <table:table-cell table:formula="of:=AND([.N29]&lt;=[.J29];[.N29]&gt;=[.L29])" office:value-type="boolean" office:boolean-value="false" calcext:value-type="boolean">
            <text:p>FALSE</text:p>
          </table:table-cell>
          <table:table-cell table:formula="of:=AND([.M29]&gt;=[.F29];[.M29]&lt;=[.H29])" office:value-type="boolean" office:boolean-value="false" calcext:value-type="boolean">
            <text:p>FALSE</text:p>
          </table:table-cell>
          <table:table-cell table:formula="of:=AND([.M29]&gt;=[.E29];[.M29]&lt;=[.I2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thew Wheeler</text:p>
          </table:table-cell>
          <table:table-cell office:value-type="string" calcext:value-type="string">
            <text:p>FY135631</text:p>
          </table:table-cell>
          <table:table-cell office:value-type="string" calcext:value-type="string">
            <text:p>C</text:p>
          </table:table-cell>
          <table:table-cell office:value-type="float" office:value="590" calcext:value-type="float">
            <text:p>590</text:p>
          </table:table-cell>
          <table:table-cell office:value-type="float" office:value="30.7125327654211" calcext:value-type="float">
            <text:p>30.7125327654211</text:p>
          </table:table-cell>
          <table:table-cell office:value-type="float" office:value="33.4181507099573" calcext:value-type="float">
            <text:p>33.4181507099573</text:p>
          </table:table-cell>
          <table:table-cell office:value-type="float" office:value="37.3412967295346" calcext:value-type="float">
            <text:p>37.3412967295346</text:p>
          </table:table-cell>
          <table:table-cell office:value-type="float" office:value="38.8293865990295" calcext:value-type="float">
            <text:p>38.8293865990295</text:p>
          </table:table-cell>
          <table:table-cell office:value-type="float" office:value="41.5350045435656" calcext:value-type="float">
            <text:p>41.535004543565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.1789490505276" calcext:value-type="float">
            <text:p>22.1789490505276</text:p>
          </table:table-cell>
          <table:table-cell office:value-type="float" office:value="31" calcext:value-type="float">
            <text:p>31</text:p>
          </table:table-cell>
          <table:table-cell table:formula="of:=ROW() - 1" office:value-type="float" office:value="29" calcext:value-type="float">
            <text:p>29</text:p>
          </table:table-cell>
          <table:table-cell table:formula="of:=[.K30] - [.N30]" office:value-type="float" office:value="-5" calcext:value-type="float">
            <text:p>-5</text:p>
          </table:table-cell>
          <table:table-cell table:formula="of:=[.O30]-[.N30]" office:value-type="float" office:value="-2" calcext:value-type="float">
            <text:p>-2</text:p>
          </table:table-cell>
          <table:table-cell table:formula="of:=ABS([.Q30])" office:value-type="float" office:value="2" calcext:value-type="float">
            <text:p>2</text:p>
          </table:table-cell>
          <table:table-cell table:formula="of:=[.M30]-[.G30]" office:value-type="float" office:value="-15.162347679007" calcext:value-type="float">
            <text:p>-15.162347679007</text:p>
          </table:table-cell>
          <table:table-cell table:formula="of:=AND([.N30]&lt;=[.J30];[.N30]&gt;=[.L30])" office:value-type="boolean" office:boolean-value="false" calcext:value-type="boolean">
            <text:p>FALSE</text:p>
          </table:table-cell>
          <table:table-cell table:formula="of:=AND([.M30]&gt;=[.F30];[.M30]&lt;=[.H30])" office:value-type="boolean" office:boolean-value="false" calcext:value-type="boolean">
            <text:p>FALSE</text:p>
          </table:table-cell>
          <table:table-cell table:formula="of:=AND([.M30]&gt;=[.E30];[.M30]&lt;=[.I30])" office:value-type="boolean" office:boolean-value="false" calcext:value-type="boolean">
            <text:p>FALS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0-02T23:13:03.028605424</dc:date>
    <meta:editing-duration>P1DT23H58M44S</meta:editing-duration>
    <meta:editing-cycles>1</meta:editing-cycles>
    <meta:document-statistic meta:table-count="1" meta:cell-count="677" meta:object-count="0"/>
  </office:meta>
</office:document-meta>
</file>